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ethodMappingNamingStrategyTests.getName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InfoHandlerMethodMappingNamingStrategyTests.getNameExplic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